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d1d75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8d1d75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972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color="#f10d0c" loext:opacity="100%"/>
    </style:style>
    <style:style style:name="T6" style:family="text">
      <style:text-properties fo:color="#069a2e" loext:opacity="100%"/>
    </style:style>
    <style:style style:name="T7" style:family="text">
      <style:text-properties fo:color="#8d1d75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ff97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3" draw:layer="layout" svg:width="1.247cm" svg:height="0.962cm" svg:x="13.965cm" svg:y="12.165cm">
          <draw:text-box>
            <text:p><text:span text:style-name="T1">&lt;&lt;</text:span></text:p>
          </draw:text-box>
        </draw:frame>
        <draw:frame draw:style-name="gr17" draw:text-style-name="P4" draw:layer="layout" svg:width="1.078cm" svg:height="1.352cm" svg:x="8.6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20.0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14.136cm" svg:y="8.835cm">
          <draw:text-box>
            <text:p><text:span text:style-name="T2">+</text:span></text:p>
          </draw:text-box>
        </draw:frame>
        <draw:frame draw:style-name="gr18" draw:text-style-name="P5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9" draw:text-style-name="P3" draw:layer="layout" svg:width="1.806cm" svg:height="0.962cm" svg:x="5.564cm" svg:y="2.222cm">
          <draw:text-box>
            <text:p><text:span text:style-name="T1">X[N]</text:span></text:p>
          </draw:text-box>
        </draw:frame>
        <draw:frame draw:style-name="gr20" draw:text-style-name="P3" draw:layer="layout" svg:width="2.369cm" svg:height="0.962cm" svg:x="10.964cm" svg:y="2.222cm">
          <draw:text-box>
            <text:p><text:span text:style-name="T1">X[N-1]</text:span></text:p>
          </draw:text-box>
        </draw:frame>
        <draw:frame draw:style-name="gr20" draw:text-style-name="P3" draw:layer="layout" svg:width="2.369cm" svg:height="0.962cm" svg:x="16.465cm" svg:y="2.222cm">
          <draw:text-box>
            <text:p><text:span text:style-name="T1">X[N-2]</text:span></text:p>
          </draw:text-box>
        </draw:frame>
        <draw:frame draw:style-name="gr20" draw:text-style-name="P3" draw:layer="layout" svg:width="2.369cm" svg:height="0.962cm" svg:x="22.265cm" svg:y="2.222cm">
          <draw:text-box>
            <text:p><text:span text:style-name="T1">X[N-3]</text:span></text:p>
          </draw:text-box>
        </draw:frame>
        <draw:frame draw:style-name="gr20" draw:text-style-name="P6" draw:layer="layout" svg:width="2.369cm" svg:height="0.962cm" svg:x="6.457cm" svg:y="6.475cm">
          <draw:text-box>
            <text:p>16 bits</text:p>
          </draw:text-box>
        </draw:frame>
        <draw:frame draw:style-name="gr20" draw:text-style-name="P6" draw:layer="layout" svg:width="2.369cm" svg:height="0.962cm" svg:x="12.157cm" svg:y="6.475cm">
          <draw:text-box>
            <text:p>16 bits</text:p>
          </draw:text-box>
        </draw:frame>
        <draw:frame draw:style-name="gr20" draw:text-style-name="P6" draw:layer="layout" svg:width="2.369cm" svg:height="0.962cm" svg:x="17.657cm" svg:y="6.475cm">
          <draw:text-box>
            <text:p>16 bits</text:p>
          </draw:text-box>
        </draw:frame>
        <draw:frame draw:style-name="gr20" draw:text-style-name="P6" draw:layer="layout" svg:width="2.369cm" svg:height="0.962cm" svg:x="23.557cm" svg:y="6.475cm">
          <draw:text-box>
            <text:p>16 bits</text:p>
          </draw:text-box>
        </draw:frame>
        <draw:frame draw:style-name="gr20" draw:text-style-name="P6" draw:layer="layout" svg:width="2.369cm" svg:height="0.962cm" svg:x="18.157cm" svg:y="9.675cm">
          <draw:text-box>
            <text:p>17 bits</text:p>
          </draw:text-box>
        </draw:frame>
        <draw:frame draw:style-name="gr20" draw:text-style-name="P6" draw:layer="layout" svg:width="2.369cm" svg:height="0.962cm" svg:x="9.158cm" svg:y="9.675cm">
          <draw:text-box>
            <text:p>17 bits</text:p>
          </draw:text-box>
        </draw:frame>
        <draw:frame draw:style-name="gr20" draw:text-style-name="P6" draw:layer="layout" svg:width="2.369cm" svg:height="0.962cm" svg:x="14.759cm" svg:y="10.475cm">
          <draw:text-box>
            <text:p>18 bits</text:p>
          </draw:text-box>
        </draw:frame>
        <draw:frame draw:style-name="gr20" draw:text-style-name="P6" draw:layer="layout" svg:width="2.369cm" svg:height="0.962cm" svg:x="14.76cm" svg:y="13.575cm">
          <draw:text-box>
            <text:p>8 bits</text:p>
          </draw:text-box>
        </draw:frame>
        <draw:frame draw:style-name="gr21" draw:text-style-name="P7" draw:layer="layout" svg:width="2.407cm" svg:height="0.962cm" svg:x="1.887cm" svg:y="1.587cm">
          <draw:text-box>
            <text:p><text:span text:style-name="T4">INPUT</text:span></text:p>
          </draw:text-box>
        </draw:frame>
        <draw:frame draw:style-name="gr22" draw:text-style-name="P7" draw:layer="layout" svg:width="3.114cm" svg:height="0.962cm" svg:x="13.188cm" svg:y="14.787cm">
          <draw:text-box>
            <text:p><text:span text:style-name="T4">OUTPUT</text:span></text:p>
          </draw:text-box>
        </draw:frame>
        <draw:frame draw:style-name="gr23" draw:text-style-name="P8" draw:layer="layout" svg:width="2.576cm" svg:height="0.962cm" svg:x="7.8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3.6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9.3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.737cm" svg:y="3.035cm">
          <draw:text-box>
            <text:p><text:span text:style-name="T5">p_input</text:span></text:p>
          </draw:text-box>
        </draw:frame>
        <draw:frame draw:style-name="gr24" draw:text-style-name="P9" draw:layer="layout" svg:width="2.403cm" svg:height="0.962cm" svg:x="7.137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2.838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8.239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24.14cm" svg:y="5.035cm">
          <draw:text-box>
            <text:p><text:span text:style-name="T6">p_mult</text:span></text:p>
          </draw:text-box>
        </draw:frame>
        <draw:frame draw:style-name="gr25" draw:text-style-name="P11" draw:layer="layout" svg:width="3.457cm" svg:height="0.962cm" svg:x="6.138cm" svg:y="8.635cm">
          <draw:text-box>
            <text:p text:style-name="P10"><text:span text:style-name="T7">p_add_0</text:span></text:p>
          </draw:text-box>
        </draw:frame>
        <draw:frame draw:style-name="gr25" draw:text-style-name="P12" draw:layer="layout" svg:width="3.457cm" svg:height="0.962cm" svg:x="20.739cm" svg:y="8.635cm">
          <draw:text-box>
            <text:p text:style-name="P10"><text:span text:style-name="T7">p_add_0</text:span></text:p>
          </draw:text-box>
        </draw:frame>
        <draw:frame draw:style-name="gr25" draw:text-style-name="P13" draw:layer="layout" svg:width="3.457cm" svg:height="0.962cm" svg:x="13.14cm" svg:y="7.835cm">
          <draw:text-box>
            <text:p text:style-name="P10"><text:span text:style-name="T8">p_add_1</text:span></text:p>
          </draw:text-box>
        </draw:frame>
        <draw:frame draw:style-name="gr26" draw:text-style-name="P14" draw:layer="layout" svg:width="2.966cm" svg:height="0.962cm" svg:x="15.457cm" svg:y="12.182cm">
          <draw:text-box>
            <text:p><text:span text:style-name="T9">p_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3-10T11:18:05.193118759</dc:date>
    <meta:editing-duration>PT3H45M17S</meta:editing-duration>
    <meta:editing-cycles>5</meta:editing-cycles>
    <meta:generator>LibreOffice/7.0.3.1$Linux_X86_64 LibreOffice_project/00$Build-1</meta:generator>
    <meta:document-statistic meta:object-count="62"/>
  </office:meta>
</office:document-meta>
</file>